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CA 2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</text:p>
          </table:table-cell>
          <table:table-cell table:number-columns-repeated="2"/>
          <table:table-cell office:value-type="string" calcext:value-type="string">
            <text:p>K_a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.00E+00</text:p>
          </table:table-cell>
          <table:table-cell/>
          <table:table-cell office:value-type="string" calcext:value-type="string">
            <text:p>K_i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" calcext:value-type="float">
            <text:p>5.00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formula="of:=0.12*[.B3]" office:value-type="float" office:value="0.12" calcext:value-type="float">
            <text:p>1.20E-01</text:p>
          </table:table-cell>
          <table:table-cell/>
          <table:table-cell office:value-type="string" calcext:value-type="string">
            <text:p>Rectangle approximation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formula="of:=0.02*[.B3]" office:value-type="float" office:value="0.02" calcext:value-type="float">
            <text:p>2.00E-02</text:p>
          </table:table-cell>
          <table:table-cell/>
          <table:table-cell office:value-type="string" calcext:value-type="string">
            <text:p>I_y</text:p>
          </table:table-cell>
          <table:table-cell table:formula="of:=[.B3]*[.B5]^3/12" office:value-type="float" office:value="0.000144" calcext:value-type="float">
            <text:p>0.0001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E2]*[.B3]*[.B5]" office:value-type="float" office:value="0.072" calcext:value-type="float">
            <text:p>7.20E-02</text:p>
          </table:table-cell>
          <table:table-cell/>
          <table:table-cell office:value-type="string" calcext:value-type="string">
            <text:p>I_z</text:p>
          </table:table-cell>
          <table:table-cell table:formula="of:=[.B4]^3*[.B6]^1/12" office:value-type="float" office:value="0.208333333333333" calcext:value-type="float">
            <text:p>0.208333333333333</text:p>
          </table:table-cell>
        </table:table-row>
        <table:table-row table:style-name="ro1">
          <table:table-cell office:value-type="string" calcext:value-type="string">
            <text:p>I_y</text:p>
          </table:table-cell>
          <table:table-cell table:formula="of:=[.E3]*[.B3]*[.B5]*([.B5]^2 + [.B6]^2)" office:value-type="float" office:value="0.000063936" calcext:value-type="float">
            <text:p>6.39E-0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ter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98" calcext:value-type="float">
            <text:p>9.80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" calcext:value-type="float">
            <text:p>5.00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formula="of:=0.12*[.B11]" office:value-type="float" office:value="0.1176" calcext:value-type="float">
            <text:p>1.18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formula="of:=0.02*[.B11]" office:value-type="float" office:value="0.0196" calcext:value-type="float">
            <text:p>1.96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[.E2]*[.B11]*[.B13]" office:value-type="float" office:value="0.0691488" calcext:value-type="float">
            <text:p>6.91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y</text:p>
          </table:table-cell>
          <table:table-cell table:formula="of:=[.E3]*[.B11]*[.B13]*([.B13]^2 + [.B14]^2)" office:value-type="float" office:value="0.00005897253067776" calcext:value-type="float">
            <text:p>5.90E-0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formula="of:=[.B7]-[.B15]" office:value-type="float" office:value="0.0028512" calcext:value-type="float">
            <text:p>2.85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y</text:p>
          </table:table-cell>
          <table:table-cell table:formula="of:=[.B8]-[.B16]" office:value-type="float" office:value="0.00000496346932223999" calcext:value-type="float">
            <text:p>4.96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z</text:p>
          </table:table-cell>
          <table:table-cell table:formula="of:=[.E7]*[.B20]/[.E6]" office:value-type="float" office:value="0.00718094519999998" calcext:value-type="float">
            <text:p>7.18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table:formula="of:=[.B20]+[.B21]" office:value-type="float" office:value="0.00718590866932222" calcext:value-type="float">
            <text:p>7.19E-03</text:p>
          </table:table-cell>
          <table:table-cell table:number-columns-repeated="3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4:07:48.535170530</meta:creation-date>
    <dc:date>2020-08-27T18:39:19.102840578</dc:date>
    <meta:editing-duration>PT3H52M30S</meta:editing-duration>
    <meta:editing-cycles>2</meta:editing-cycles>
    <meta:generator>LibreOffice/6.0.6.1$Linux_X86_64 LibreOffice_project/00$Build-1</meta:generator>
    <meta:document-statistic meta:table-count="1" meta:cell-count="45" meta:object-count="0"/>
  </office:meta>
</office:document-meta>
</file>